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4372" officeooo:paragraph-rsid="001b43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aliação do modelo.</text:p>
      <text:p text:style-name="P1"/>
      <text:p text:style-name="P1">Fase 1 – Número ideal de estratégias de vida</text:p>
      <text:p text:style-name="P1">Fase 2 – Comparação de ciclos de C e biomassa</text:p>
      <text:p text:style-name="P1">Fase 3 – Ciclos de nutrientes</text:p>
      <text:p text:style-name="P1">Fase 4 – Diversidade Funcional</text:p>
      <text:p text:style-name="P1"><text:s/></text:p>
      <text:p text:style-name="P1"/>
      <text:p text:style-name="P1">Testes de Sensibilidade</text:p>
      <text:p text:style-name="P1">CO2</text:p>
      <text:p text:style-name="P1">Prec</text:p>
      <text:p text:style-name="P1">Temp</text:p>
      <text:p text:style-name="P1">Mico</text:p>
      <text:p text:style-name="P1"/>
      <text:p text:style-name="P1">- Biomassa</text:p>
      <text:p text:style-name="P1">- FD</text:p>
      <text:p text:style-name="P1"/>
      <text:p text:style-name="P1">Experimento: Amazon dieback in future concentration pathway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0T17:19:13.407171303</meta:creation-date>
    <dc:date>2021-01-30T17:25:53.248182464</dc:date>
    <meta:editing-duration>PT6M48S</meta:editing-duration>
    <meta:editing-cycles>1</meta:editing-cycles>
    <meta:document-statistic meta:table-count="0" meta:image-count="0" meta:object-count="0" meta:page-count="1" meta:paragraph-count="14" meta:word-count="47" meta:character-count="282" meta:non-whitespace-character-count="243"/>
    <meta:generator>LibreOffice/6.0.7.3$Linux_X86_64 LibreOffice_project/00m0$Build-3</meta:generator>
  </office:meta>
</office:document-meta>
</file>